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L PGothic" svg:font-family="'VL PGothic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1.231cm" style:auto-text-indent="false"/>
      <style:text-properties style:font-name="Bitstream Vera Serif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31cm" style:auto-text-indent="false"/>
      <style:text-properties style:font-name="Bitstream Vera Serif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31cm" style:auto-text-indent="false"/>
      <style:text-properties style:font-name="Bitstream Vera Serif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font-name="VL PGothic" fo:font-size="10pt" style:font-size-asian="10pt" style:font-size-complex="10pt"/>
    </style:style>
    <style:style style:name="T3" style:family="text">
      <style:text-properties style:font-name="VL PGothic" fo:font-size="10pt" style:text-underline-style="none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oria de Circuits</text:p>
      <text:p text:style-name="P1"/>
      <text:p text:style-name="P2">Pràctica 3</text:p>
      <text:p text:style-name="P2"/>
      <text:p text:style-name="P3"/>
      <text:p text:style-name="P4">L'objectiu d'aquesta pràctica és la de construir un amplificador d'audio que pugui subministrar una potència suficient com per a poder fer funcionar un altaveu de baixa impedància (uns 8<text:span text:style-name="T2">Ω</text:span>). Tota la part teòrica havia estat explicada prèviament a classe, així que només calia corroborar tot allò après.</text:p>
      <text:p text:style-name="P4"/>
      <text:p text:style-name="P4">En la primera part de la pràctica vam veure de forma experimental els problemes que suposava un circuit amb contínua i alterna a la vegada i la necessitat d'afegir un condensador al AO per tal que només amplifiqués la senyal alterna. La sortida del AO sense el condensador amplificava la senyal contínua, cosa que és erroni.</text:p>
      <text:p text:style-name="P4">En afegir el condensador hem de calcular bé el seu valor així com el de les resistències del AO, ja que si no la impedància del condensador seria massa gran i provocaria distorsions a la sortida. És per això que en triem unes bastant grans. Seguidament a la part següent ho posem en pràctica i comprovem amb l'ajut de l'oscil·loscopi que la sortida és l'esperada.</text:p>
      <text:p text:style-name="P4"/>
      <text:p text:style-name="P4">El nou problema que apareix és que l'amplificador operacional és incapaç de donar a l'altaveu la potència necessària, que és bastant elevada donat la baixa impedància de l'altaveu. Per a solucionar-ho afegim un transistor NPN que ens proporcionarà el corrent necessari a l'altaveu. Connectem l'emissor a l'altaveu i a la sortida de la senyal amplificada i la base la connectem a la sortida del AO. <text:span text:style-name="T1">Cal destacar que el transistor s'escalfa bastant a causa del gran corrent que hi circula.</text:span></text:p>
      <text:p text:style-name="P4"><text:span text:style-name="T1">Per a provar els resultats utilitzem una resistència de càrrega de 8</text:span><text:span text:style-name="T3">Ω</text:span><text:span text:style-name="T1"> i de tipus ceràmic per a que pugui dissipar tota la potència que hi passa. Com a retoc final hem canviat la quantitat de contínua que afegim al circuit. Això ho fem degut a que l'AO té un marge d'amplificació, és a dir, no arriba fins a 8V la seva sortida, sinó una mica menys (6,7V vam mesurar nosaltres). D'aquesta manera si disminuïm la contínua aconseguim una mica més de recorregut.</text:span></text:p>
      <text:p text:style-name="P5"/>
      <text:p text:style-name="P5">Finalment fem la prova definitiva que consisteix en connectar el PC a la placa mitjançant la seva sortida d'audio i posar una cançó o qualsevol senyal d'aud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L PGothic" svg:font-family="'VL PGothic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Header"><text:tab/><text:tab/>Jose Cordero Rama</text:p>
        <text:p text:style-name="Header"><text:tab/><text:tab/>David Guillen Fandos</text:p>
      </style:header>
    </style:master-page>
    <style:master-page style:name="Endnote" style:page-layout-name="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  <meta:initial-creator>David Fandos</meta:initial-creator>
    <meta:creation-date>2008-11-08T16:50:12</meta:creation-date>
    <dc:creator>David Fandos</dc:creator>
    <dc:date>2008-11-10T00:03:32</dc:date>
    <meta:editing-cycles>19</meta:editing-cycles>
    <meta:editing-duration>PT1H28M52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1" meta:paragraph-count="10" meta:word-count="370" meta:character-count="2160"/>
  </office:meta>
</office:document-meta>
</file>